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office:font-face-decls>
  <office:automatic-styles>
    <style:style style:family="paragraph" style:name="Normal" style:display-name="Normal">
      <style:paragraph-properties fo:margin-right="0pt" style:line-spacing="2pt" fo:margin-top="0pt" fo:text-align="left" fo:orphans="0" fo:margin-left="0pt" fo:margin-bottom="0pt" fo:padding="0pt" fo:text-indent="0pt" fo:widows="1"/>
      <style:text-properties fo:color="#000000" style:font-name="Arial" fo:text-transform="None" fo:font-size="10"/>
    </style:style>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eading" style:display-name="heading">
      <style:paragraph-properties fo:margin-right="0pt" style:line-spacing="4pt" fo:margin-top="24pt" fo:text-align="left" fo:orphans="0" fo:margin-left="0pt" fo:margin-bottom="0pt" fo:padding="0ptpt" fo:text-indent="0pt" fo:widows="1"/>
      <style:text-properties fo:color="#000000" style:font-name="Arial" fo:font-weight="bold" fo:text-transform="None" fo:font-size="24.0"/>
    </style:style>
    <style:style style:family="paragraph" style:name="head_keep" style:display-name="head_keep">
      <style:paragraph-properties fo:margin-right="0pt" style:line-spacing="4pt" fo:margin-top="24pt" fo:text-align="left" fo:keep-with-next="always" fo:orphans="0" fo:margin-left="0pt" fo:margin-bottom="0pt" fo:padding="0ptpt" fo:text-indent="0pt" fo:widows="1"/>
      <style:text-properties fo:color="#000000" style:font-name="Arial" fo:font-weight="bold" fo:text-transform="None" fo:font-size="24.0"/>
    </style:style>
    <style:style style:family="paragraph" style:name="head_nokeep" style:display-name="head_nokeep">
      <style:paragraph-properties fo:margin-right="0pt" style:line-spacing="4pt" fo:margin-top="24pt" fo:text-align="left" fo:orphans="0" fo:margin-left="0pt" fo:margin-bottom="0pt" fo:padding="0ptpt" fo:text-indent="0pt" fo:widows="1"/>
      <style:text-properties fo:color="#000000" style:font-name="Arial" fo:font-weight="bold" fo:text-transform="None" fo:font-size="24.0"/>
    </style:style>
    <style:style style:family="paragraph" style:name="body" style:display-name="body">
      <style:paragraph-properties fo:margin-right="0pt" style:line-spacing="2pt" fo:margin-top="3pt" fo:text-align="left" fo:orphans="0" fo:margin-left="0pt" fo:margin-bottom="0pt" fo:padding="0ptpt" fo:text-indent="0pt" fo:widows="1"/>
      <style:text-properties fo:color="#000000" style:font-name="Arial" fo:text-transform="None" fo:font-size="12.0"/>
    </style:style>
    <style:style style:family="table" style:name="Table1" style:display-name="Table1">
      <style:table-properties style:rel-width="100%"/>
    </style:style>
    <style:style style:family="table-column" style:name="TableColumn1" style:display-name="TableColumn1">
      <style:table-column-properties style:column-width="141.732283465"/>
    </style:style>
    <style:style style:family="table-row" style:name="TableRow1" style:display-name="TableRow1">
      <style:table-row-properties style:use-optimal-row-height="true"/>
    </style:style>
    <style:style style:family="table-cell" style:name="TableCell1" style:display-name="TableCell1">
      <style:table-cell-properties style:shrink-to-fit="true"/>
    </style:style>
    <style:style style:family="table" style:name="Table2" style:display-name="Table2">
      <style:table-properties style:rel-width="100%"/>
    </style:style>
    <style:style style:family="table-column" style:name="TableColumn2" style:display-name="TableColumn2">
      <style:table-column-properties style:column-width="141.732283465"/>
    </style:style>
    <style:style style:family="table-column" style:name="TableColumn3" style:display-name="TableColumn3">
      <style:table-column-properties style:column-width="141.732283465"/>
    </style:style>
    <style:style style:family="table-row" style:name="TableRow2" style:display-name="TableRow2">
      <style:table-row-properties style:use-optimal-row-height="true"/>
    </style:style>
    <style:style style:family="table-cell" style:name="TableCell2" style:display-name="TableCell2">
      <style:table-cell-properties style:shrink-to-fit="true"/>
    </style:style>
    <style:style style:family="paragraph" style:name="CellContent2" style:display-name="CellContent2">
      <style:text-properties/>
      <style:paragraph-properties/>
    </style:style>
    <style:style style:family="table-cell" style:name="TableCell3" style:display-name="TableCell3">
      <style:table-cell-properties style:shrink-to-fit="true"/>
    </style:style>
    <style:style style:family="paragraph" style:name="CellContent3" style:display-name="CellContent3">
      <style:text-properties/>
      <style:paragraph-properties/>
    </style:style>
    <style:style style:family="table-row" style:name="TableRow3" style:display-name="TableRow3">
      <style:table-row-properties style:use-optimal-row-height="true"/>
    </style:style>
    <style:style style:family="table-cell" style:name="TableCell4" style:display-name="TableCell4">
      <style:table-cell-properties style:shrink-to-fit="true"/>
    </style:style>
    <style:style style:family="paragraph" style:name="CellContent4" style:display-name="CellContent4">
      <style:text-properties/>
      <style:paragraph-properties/>
    </style:style>
    <style:style style:family="table-cell" style:name="TableCell5" style:display-name="TableCell5">
      <style:table-cell-properties style:shrink-to-fit="true"/>
    </style:style>
    <style:style style:family="table-row" style:name="TableRow4" style:display-name="TableRow4">
      <style:table-row-properties style:use-optimal-row-height="true"/>
    </style:style>
    <style:style style:family="table-cell" style:name="TableCell6" style:display-name="TableCell6">
      <style:table-cell-properties style:shrink-to-fit="true"/>
    </style:style>
    <style:style style:family="paragraph" style:name="Sp1" style:display-name="Sp1">
      <style:paragraph-properties style:line-spacing="144.0pt"/>
    </style:style>
    <style:style style:family="table-cell" style:name="TableCell7" style:display-name="TableCell7">
      <style:table-cell-properties style:shrink-to-fit="true"/>
    </style:style>
    <style:style style:family="paragraph" style:name="Sp2" style:display-name="Sp2">
      <style:paragraph-properties style:line-spacing="180.0pt"/>
    </style:style>
    <style:style style:family="table" style:name="Table3" style:display-name="Table3">
      <style:table-properties style:rel-width="100%"/>
    </style:style>
    <style:style style:family="table-column" style:name="TableColumn4" style:display-name="TableColumn4">
      <style:table-column-properties style:column-width="141.732283465"/>
    </style:style>
    <style:style style:family="table-row" style:name="TableRow5" style:display-name="TableRow5">
      <style:table-row-properties style:use-optimal-row-height="true"/>
    </style:style>
    <style:style style:family="table-cell" style:name="TableCell8" style:display-name="TableCell8">
      <style:table-cell-properties style:shrink-to-fit="true"/>
    </style:style>
    <style:style style:family="table" style:name="Table4" style:display-name="Table4">
      <style:table-properties style:rel-width="100%"/>
    </style:style>
    <style:style style:family="table-column" style:name="TableColumn5" style:display-name="TableColumn5">
      <style:table-column-properties style:column-width="141.732283465"/>
    </style:style>
    <style:style style:family="table-column" style:name="TableColumn6" style:display-name="TableColumn6">
      <style:table-column-properties style:column-width="141.732283465"/>
    </style:style>
    <style:style style:family="table-row" style:name="TableRow6" style:display-name="TableRow6">
      <style:table-row-properties style:use-optimal-row-height="true"/>
    </style:style>
    <style:style style:family="table-cell" style:name="TableCell9" style:display-name="TableCell9">
      <style:table-cell-properties style:shrink-to-fit="true"/>
    </style:style>
    <style:style style:family="paragraph" style:name="CellContent9" style:display-name="CellContent9">
      <style:text-properties/>
      <style:paragraph-properties/>
    </style:style>
    <style:style style:family="table-cell" style:name="TableCell10" style:display-name="TableCell10">
      <style:table-cell-properties style:shrink-to-fit="true"/>
    </style:style>
    <style:style style:family="paragraph" style:name="CellContent10" style:display-name="CellContent10">
      <style:text-properties/>
      <style:paragraph-properties/>
    </style:style>
    <style:style style:family="table-row" style:name="TableRow7" style:display-name="TableRow7">
      <style:table-row-properties style:use-optimal-row-height="true"/>
    </style:style>
    <style:style style:family="table-cell" style:name="TableCell11" style:display-name="TableCell11">
      <style:table-cell-properties style:shrink-to-fit="true"/>
    </style:style>
    <style:style style:family="paragraph" style:name="CellContent11" style:display-name="CellContent11">
      <style:text-properties/>
      <style:paragraph-properties/>
    </style:style>
    <style:style style:family="table-cell" style:name="TableCell12" style:display-name="TableCell12">
      <style:table-cell-properties style:shrink-to-fit="true"/>
    </style:style>
    <style:style style:family="table-row" style:name="TableRow8" style:display-name="TableRow8">
      <style:table-row-properties style:use-optimal-row-height="true"/>
    </style:style>
    <style:style style:family="table-cell" style:name="TableCell13" style:display-name="TableCell13">
      <style:table-cell-properties style:shrink-to-fit="true"/>
    </style:style>
    <style:style style:family="paragraph" style:name="Sp3" style:display-name="Sp3">
      <style:paragraph-properties style:line-spacing="144.0pt"/>
    </style:style>
    <style:style style:family="table-cell" style:name="TableCell14" style:display-name="TableCell14">
      <style:table-cell-properties style:shrink-to-fit="true"/>
    </style:style>
    <style:style style:family="paragraph" style:parent-style-name="Footer" style:name="PageBreak1" style:display-name="PageBreak1">
      <style:paragraph-properties fo:break-after="page"/>
    </style:style>
    <style:style style:family="paragraph" style:parent-style-name="Footer" style:name="PageBreak2" style:display-name="PageBreak2">
      <style:paragraph-properties fo:break-after="page"/>
    </style:style>
    <style:style style:family="paragraph" style:parent-style-name="Footer" style:name="PageBreak3" style:display-name="PageBreak3">
      <style:paragraph-properties fo:break-after="page"/>
    </style:style>
    <style:style style:family="paragraph" style:parent-style-name="Footer" style:name="PageBreak4" style:display-name="PageBreak4">
      <style:paragraph-properties fo:break-after="page"/>
    </style:style>
  </office:automatic-styles>
  <office:body>
    <office:text text:use-soft-page-breaks="true">
      <text:p text:style-name="Normal"><text:span text:style-name="T1">There should be a table on this page</text:span></text:p>
      <table:table table:style-name="Table1">
        <table:table-column table:style-name="TableColumn1"/>
        <table:table-row table:style-name="TableRow1">
          <table:table-cell table:style-name="TableCell1" office:value-type="string">
            <text:p text:style-name="Normal"><text:span text:style-name="T2">These should have links.</text:span></text:p>
          </table:table-cell>
        </table:table-row>
      </table:table>
      <table:table table:style-name="Table2">
        <table:table-column table:style-name="TableColumn2"/>
        <table:table-column table:style-name="TableColumn3"/>
        <table:table-row table:style-name="TableRow2">
          <table:table-cell table:style-name="TableCell2" office:value-type="string">
            <text:p text:style-name="CellContent2"><text:span text:style-name="T3">Name</text:span></text:p>
          </table:table-cell>
          <table:table-cell table:style-name="TableCell3" office:value-type="string">
            <text:p text:style-name="CellContent3"><text:span text:style-name="T4">Email</text:span></text:p>
          </table:table-cell>
        </table:table-row>
        <table:table-row table:style-name="TableRow3">
          <table:table-cell table:style-name="TableCell4" office:value-type="string">
            <text:p text:style-name="CellContent4"><text:span text:style-name="T5">Robin</text:span></text:p>
          </table:table-cell>
          <table:table-cell table:style-name="TableCell5" office:value-type="string"/>
        </table:table-row>
        <table:table-row table:style-name="TableRow4">
          <table:table-cell table:style-name="TableCell6" office:value-type="string">
            <text:p text:style-name="Sp1"/>
            <text:p text:style-name="Normal"><text:span text:style-name="T6">xxx</text:span></text:p>
          </table:table-cell>
          <table:table-cell table:style-name="TableCell7" office:value-type="string"/>
        </table:table-row>
      </table:table>
      <text:p text:style-name="Normal"><text:span text:style-name="T7">There should be a table on the next page</text:span></text:p>
      <text:p text:style-name="Sp2"/>
      <table:table table:style-name="Table3">
        <table:table-column table:style-name="TableColumn4"/>
        <table:table-row table:style-name="TableRow5">
          <table:table-cell table:style-name="TableCell8" office:value-type="string">
            <text:p text:style-name="Normal"><text:span text:style-name="T8">These should have links.</text:span></text:p>
          </table:table-cell>
        </table:table-row>
      </table:table>
      <table:table table:style-name="Table4">
        <table:table-column table:style-name="TableColumn5"/>
        <table:table-column table:style-name="TableColumn6"/>
        <table:table-row table:style-name="TableRow6">
          <table:table-cell table:style-name="TableCell9" office:value-type="string">
            <text:p text:style-name="CellContent9"><text:span text:style-name="T9">Name</text:span></text:p>
          </table:table-cell>
          <table:table-cell table:style-name="TableCell10" office:value-type="string">
            <text:p text:style-name="CellContent10"><text:span text:style-name="T10">Email</text:span></text:p>
          </table:table-cell>
        </table:table-row>
        <table:table-row table:style-name="TableRow7">
          <table:table-cell table:style-name="TableCell11" office:value-type="string">
            <text:p text:style-name="CellContent11"><text:span text:style-name="T11">Robin</text:span></text:p>
          </table:table-cell>
          <table:table-cell table:style-name="TableCell12" office:value-type="string"/>
        </table:table-row>
        <table:table-row table:style-name="TableRow8">
          <table:table-cell table:style-name="TableCell13" office:value-type="string">
            <text:p text:style-name="Sp3"/>
            <text:p text:style-name="Normal"><text:span text:style-name="T12">xxx</text:span></text:p>
          </table:table-cell>
          <table:table-cell table:style-name="TableCell14" office:value-type="string"/>
        </table:table-row>
      </table:table>
      <text:p text:style-name="PageBreak1"/>
      <text:p text:style-name="PageBreak2"/>
      <text:p text:style-name="heading"><text:span text:style-name="T13">keepWithNext and paragraph splitting = #1.
</text:span></text:p>
      <text:p text:style-name="body"><text:span text:style-name="T14">This tests the ability to make headings 'stick to' the paragraphs after them. The heading style used is supposed to be kept with the next paragraph, even if this involves flopping onto the next page. We have sized this text so that there is enough space for the heading below to fit into the top frame. However, its style has a </text:span><text:span text:style-name="T15">keepWithNext</text:span><text:span text:style-name="T16"> attribute set to 1, so it should flop down into the bottom half. Cross your fingers....
</text:span></text:p>
      <text:p text:style-name="head_keep"><text:span text:style-name="T17">This should be on the bottom half</text:span></text:p>
      <text:p text:style-name="body"><text:span text:style-name="T18">To characterize a linguistic level L, this selectionally introduced contextual feature delimits the requirement that branching is not tolerated within the dominance scope of a complex symbol. Notice, incidentally, that the notion of level of grammaticalness does not affect the structure of the levels of acceptability from fairly high (e.g. (99a)) to virtual gibberish (e.g. (98d)). Suppose, for instance, that a subset of English sentences interesting on quite independent grounds appears to correlate rather closely with an important distinction in language use. Presumably, this analysis of a formative as a pair of sets of features is not quite equivalent to the system of base rules exclusive of the lexicon. We have already seen that the appearance of parasitic gaps in domains relatively inaccessible to ordinary extraction does not readily tolerate the strong generative capacity of the theory. </text:span></text:p>
      <text:p text:style-name="PageBreak3"/>
      <text:p text:style-name="heading"><text:span text:style-name="T19">keepWithNext and paragraph splitting - #2.
</text:span></text:p>
      <text:p text:style-name="body"><text:span text:style-name="T20">This time the style has keepWithNext turned OFF. The paragraph below should be in the top half.
</text:span></text:p>
      <text:p text:style-name="head_nokeep"><text:span text:style-name="T21">This should be on the top half</text:span></text:p>
      <text:p text:style-name="body"><text:span text:style-name="T22">To characterize a linguistic level L, this selectionally introduced contextual feature delimits the requirement that branching is not tolerated within the dominance scope of a complex symbol. Notice, incidentally, that the notion of level of grammaticalness does not affect the structure of the levels of acceptability from fairly high (e.g. (99a)) to virtual gibberish (e.g. (98d)). Suppose, for instance, that a subset of English sentences interesting on quite independent grounds appears to correlate rather closely with an important distinction in language use. Presumably, this analysis of a formative as a pair of sets of features is not quite equivalent to the system of base rules exclusive of the lexicon. We have already seen that the appearance of parasitic gaps in domains relatively inaccessible to ordinary extraction does not readily tolerate the strong generative capacity of the theory. </text:span></text:p>
      <text:p text:style-name="PageBreak4"/>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fo:font-style="italic"/>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office:styles>
  <office:automatic-styles>
    <style:page-layout style:name="Mpm1">
      <style:page-layout-properties fo:margin-right="0pt" fo:border="3pt" fo:margin-top="0pt" fo:page-width="595.0pt" fo:margin-left="72.0pt" fo:page-height="842.0pt" fo:margin-bottom="0pt"/>
    </style:page-layout>
    <style:page-layout style:name="Mpm2">
      <style:page-layout-properties fo:margin-right="0pt" fo:border="3pt" fo:margin-top="0pt" fo:page-width="595.0pt" fo:margin-left="72.0pt" fo:page-height="842.0pt" fo:margin-bottom="0pt"/>
    </style:page-layout>
  </office:automatic-styles>
  <office:master-styles>
    <style:master-page style:name="main" style:page-layout-name="Mpm1" style:display-name="main"/>
    <style:master-page style:name="twoparts" style:page-layout-name="Mpm2" style:display-name="twoparts"/>
    <style:master-page style:name="Standard" style:page-layout-name="Mpm1" style:display-name="Standard"/>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meta>
    <meta:generator>ODFPY/1.4.0</meta:generator>
  </office:meta>
</office:document-meta>
</file>